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dictive Models for Orthopedic Surgeries utilising patient self-reported outcomes</text:p>
      <text:p text:style-name="P1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Keys</meta:initial-creator>
    <meta:creation-date>2018-09-26T16:18:36</meta:creation-date>
    <meta:generator>OpenOffice/4.1.5$Unix OpenOffice.org_project/415m1$Build-9789</meta:generator>
    <meta:document-statistic meta:table-count="0" meta:image-count="0" meta:object-count="0" meta:page-count="1" meta:paragraph-count="1" meta:word-count="9" meta:character-count="83"/>
    <dc:date>2018-09-26T16:20:42</dc:date>
    <dc:creator>Matthew Keys</dc:creator>
    <meta:editing-duration>PT2M7S</meta:editing-duration>
    <meta:editing-cycles>1</meta:editing-cycles>
  </office:meta>
</office:document-meta>
</file>